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7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8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9" style:family="paragraph" style:parent-style-name="Footer" style:master-page-name="Standard">
      <style:paragraph-properties style:page-number="auto"/>
    </style:style>
    <style:style style:name="P10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1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2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3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1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1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16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1c41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22ca4d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1ef127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T14" style:family="text">
      <style:text-properties officeooo:rsid="000acf47"/>
    </style:style>
    <style:style style:name="T15" style:family="text">
      <style:text-properties officeooo:rsid="000d8370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3">[NAME]</text:p>
            <text:p text:style-name="P8">[JOB_TITLE]</text:p>
            <text:p text:style-name="Contact_20_info">[PHONE] – <text:span text:style-name="T14">[EMAIL] - </text:span><text:span text:style-name="T15">[WEBSITE]</text:span></text:p>
            <text:p text:style-name="P3">Progressively maintain extensive infomediaries via extensible niches. Dramatically disseminate standardized metrics after resource-leveling processes. Objectively pursue diverse catalysts for change for interoperable meta-services.</text:p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Heading_20_1" text:outline-level="1">Experience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section text:style-name="Sect1" text:name="experience-section">
              <text:p text:style-name="P6"><text:span text:style-name="T10">[CV_UNIT_NAME]</text:span><text:span text:style-name="T3">: </text:span><text:span text:style-name="T8">[CV_UNIT_START_DATE] -</text:span><text:span text:style-name="T6"> </text:span><text:span text:style-name="T4">[CV_UNIT_END_DATE]</text:span><text:span text:style-name="T6"> </text:span></text:p>
              <text:p text:style-name="P4">[CV_UNIT_CONTENT]</text:p>
              <text:p text:style-name="P4"/>
            </text:section>
            <text:p text:style-name="P3"/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0" text:outline-level="1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h text:style-name="P10" text:outline-level="1">Education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section text:style-name="Sect2" text:name="education-section">
              <text:p text:style-name="P7"><text:span text:style-name="T12">[CV_UNIT_NAME]</text:span><text:span text:style-name="T3">: </text:span><text:span text:style-name="T9">[CV_UNIT_START_DATE]</text:span><text:span text:style-name="T6"> - </text:span><text:span text:style-name="T4">[CV_UNIT_END_DATE]</text:span><text:span text:style-name="T6"> </text:span></text:p>
              <text:p text:style-name="P5">[CV_UNIT_CONTENT]</text:p>
              <text:p text:style-name="P5"/>
            </text:section>
            <text:p text:style-name="P3"/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2" office:value-type="string">
            <text:h text:style-name="P11" text:outline-level="1">Skills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section text:style-name="Sect3" text:name="skills-section">
              <text:p text:style-name="P16"><text:span text:style-name="T16">[CV_UNIT_NAME]:</text:span> [CV_UNIT_CONTENT]</text:p>
            </text:section>
            <text:p text:style-name="P16"/>
          </table:table-cell>
        </table:table-row>
        <table:table-row table:style-name="Table1.3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32</meta:editing-cycles>
    <meta:editing-duration>PT2H20M12S</meta:editing-duration>
    <dc:subject>hloom.com</dc:subject>
    <meta:initial-creator>hloom.com </meta:initial-creator>
    <dc:date>2021-03-18T07:10:45.849164105</dc:date>
    <meta:document-statistic meta:table-count="1" meta:image-count="0" meta:object-count="0" meta:page-count="1" meta:paragraph-count="13" meta:word-count="46" meta:character-count="500" meta:non-whitespace-character-count="463"/>
  </office:meta>
</office:document-meta>
</file>